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Arial-ItalicMT" svg:font-family="Arial-ItalicMT" style:font-family-generic="script"/>
    <style:font-face style:name="ArialMT" svg:font-family="ArialMT" style:font-family-generic="swiss"/>
    <style:font-face style:name="Microsoft Sans Serif" svg:font-family="'Microsoft Sans Serif'"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0.8925in"/>
    </style:style>
    <style:style style:name="co2" style:family="table-column">
      <style:table-column-properties fo:break-before="auto" style:column-width="0.2181in"/>
    </style:style>
    <style:style style:name="co3" style:family="table-column">
      <style:table-column-properties fo:break-before="auto" style:column-width="1.4201in"/>
    </style:style>
    <style:style style:name="co5" style:family="table-column">
      <style:table-column-properties fo:break-before="auto" style:column-width="5.648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1.263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5181in" fo:break-before="auto" style:use-optimal-row-height="true"/>
    </style:style>
    <style:style style:name="ro10" style:family="table-row">
      <style:table-row-properties style:row-height="1.4193in" fo:break-before="auto" style:use-optimal-row-height="true"/>
    </style:style>
    <style:style style:name="ro11" style:family="table-row">
      <style:table-row-properties style:row-height="0.352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2.3626in" fo:break-before="auto" style:use-optimal-row-height="true"/>
    </style:style>
    <style:style style:name="ro15" style:family="table-row">
      <style:table-row-properties style:row-height="0.3417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9638in" fo:break-before="auto" style:use-optimal-row-height="true"/>
    </style:style>
    <style:style style:name="ro18" style:family="table-row">
      <style:table-row-properties style:row-height="0.82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fo:font-weight="bold" style:font-weight-asian="bold" style:font-weight-complex="bold"/>
    </style:style>
    <style:style style:name="ce2" style:family="table-cell" style:parent-style-name="Default">
      <style:table-cell-properties fo:wrap-option="no-wrap" style:vertical-align="top"/>
      <style:text-properties style:font-name="ArialMT" fo:language="en" fo:country="US" style:font-name-asian="ArialMT" style:language-asian="en" style:country-asian="US" style:font-name-complex="ArialMT" style:font-size-complex="5.65000009536743pt" style:language-complex="en" style:country-complex="US"/>
    </style:style>
    <style:style style:name="ce3" style:family="table-cell" style:parent-style-name="Default">
      <style:table-cell-properties fo:wrap-option="no-wrap"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no-wrap" style:vertical-align="top"/>
      <style:text-properties style:font-name="ArialMT" fo:font-size="9pt" fo:language="en" fo:country="US" style:font-name-asian="ArialMT" style:font-size-asian="9pt" style:language-asian="en" style:country-asian="US" style:font-name-complex="ArialMT" style:font-size-complex="5.09999990463257pt" style:language-complex="en" style:country-complex="US"/>
    </style:style>
    <style:style style:name="ce6" style:family="table-cell" style:parent-style-name="Default">
      <style:table-cell-properties fo:background-color="#ffcc99" fo:wrap-option="wrap" style:vertical-align="top"/>
    </style:style>
    <style:style style:name="ce7" style:family="table-cell" style:parent-style-name="Default">
      <style:table-cell-properties fo:wrap-option="wrap" style:vertical-align="top"/>
      <style:text-properties style:font-name="ArialMT" fo:language="en" fo:country="US" style:font-name-asian="ArialMT" style:language-asian="en" style:country-asian="US" style:font-name-complex="ArialMT" style:font-size-complex="5.65000009536743pt" style:language-complex="en" style:country-complex="US"/>
    </style:style>
    <style:style style:name="ce8" style:family="table-cell" style:parent-style-name="Default">
      <style:table-cell-properties fo:wrap-option="wrap"/>
      <style:text-properties style:use-window-font-color="true" style:text-outline="false" style:text-line-through-style="none" style:font-name="ArialMT"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vertical-align="top"/>
      <style:text-properties style:font-name="Microsoft Sans Serif" fo:language="en" fo:country="US" style:font-name-asian="Microsoft Sans Serif" style:language-asian="en" style:country-asian="US" style:font-name-complex="Microsoft Sans Serif" style:font-size-complex="5.65000009536743pt" style:language-complex="en" style:country-complex="US"/>
    </style:style>
    <style:style style:name="ce10" style:family="table-cell" style:parent-style-name="Default">
      <style:table-cell-properties fo:wrap-option="wrap" style:vertical-align="top"/>
      <style:text-properties fo:font-size="9pt" fo:language="en" fo:country="US" style:font-size-asian="9pt" style:language-asian="en" style:country-asian="US" style:font-size-complex="5.09999990463257pt" style:language-complex="en" style:country-complex="US"/>
    </style:style>
    <style:style style:name="ce11" style:family="table-cell" style:parent-style-name="Default">
      <style:table-cell-properties fo:wrap-option="wrap" style:vertical-align="top"/>
      <style:text-properties fo:language="en" fo:country="US" style:language-asian="en" style:country-asian="US" style:language-complex="en" style:country-complex="US"/>
    </style:style>
    <style:style style:name="ce12" style:family="table-cell" style:parent-style-name="Default">
      <style:table-cell-properties fo:wrap-option="wrap" style:vertical-align="top"/>
      <style:text-properties style:font-name="ArialMT" fo:font-size="9pt" fo:language="en" fo:country="US" style:font-name-asian="ArialMT" style:font-size-asian="9pt" style:language-asian="en" style:country-asian="US" style:font-name-complex="ArialMT" style:font-size-complex="5.09999990463257pt" style:language-complex="en" style:country-complex="US"/>
    </style:style>
    <style:style style:name="ce13" style:family="table-cell" style:parent-style-name="Default">
      <style:table-cell-properties fo:wrap-option="wrap" style:vertical-align="top"/>
      <style:text-properties style:font-name="ArialMT" fo:language="en" fo:country="US" style:font-name-asian="ArialMT" style:language-asian="en" style:country-asian="US" style:font-name-complex="ArialMT" style:language-complex="en" style:country-complex="US"/>
    </style:style>
    <style:style style:name="ce14" style:family="table-cell" style:parent-style-name="Default">
      <style:table-cell-properties fo:wrap-option="wrap" style:vertical-align="top"/>
      <style:text-properties style:font-name="ArialMT" fo:font-size="9pt" style:font-name-asian="ArialMT" style:font-size-asian="9pt" style:language-asian="en" style:country-asian="US" style:font-name-complex="ArialMT" style:font-size-complex="5.09999990463257pt" style:language-complex="en" style:country-complex="US"/>
    </style:style>
    <style:style style:name="T1" style:family="text">
      <style:text-properties style:font-name="ArialMT" style:font-name-asian="ArialMT" style:font-name-complex="ArialMT" style:font-size-complex="5.69999980926514pt"/>
    </style:style>
    <style:style style:name="T2" style:family="text">
      <style:text-properties style:font-name="Arial-BoldMT" fo:font-size="9pt" fo:font-weight="bold" style:font-name-asian="Arial-BoldMT" style:font-size-asian="9pt" style:font-weight-asian="bold" style:font-name-complex="Arial-BoldMT" style:font-size-complex="5.09999990463257pt" style:font-weight-complex="bold"/>
    </style:style>
    <style:style style:name="T3" style:family="text">
      <style:text-properties style:font-name="ArialMT" fo:font-size="9pt" style:font-name-asian="ArialMT" style:font-size-asian="9pt" style:font-name-complex="ArialMT" style:font-size-complex="5.09999990463257pt"/>
    </style:style>
    <style:style style:name="T4" style:family="text">
      <style:text-properties style:font-name="Arial-ItalicMT" fo:font-size="9pt" fo:font-style="italic" style:font-name-asian="Arial-ItalicMT" style:font-size-asian="9pt" style:font-style-asian="italic" style:font-name-complex="Arial-ItalicMT" style:font-size-complex="5.09999990463257pt" style:font-style-complex="italic"/>
    </style:style>
    <style:style style:name="T5" style:family="text">
      <style:text-properties fo:color="#000000" style:font-name="ArialMT" fo:font-size="9pt" style:font-name-asian="ArialMT" style:font-size-asian="9pt" style:font-name-complex="ArialMT" style:font-size-complex="5.09999990463257pt"/>
    </style:style>
    <style:style style:name="T6" style:family="text">
      <style:text-properties fo:color="#00339a" style:font-name="ArialMT" fo:font-size="9pt" style:font-name-asian="ArialMT" style:font-size-asian="9pt" style:font-name-complex="ArialMT" style:font-size-complex="5.09999990463257pt"/>
    </style:style>
    <style:style style:name="T7" style:family="text">
      <style:text-properties style:font-name="ArialMT" fo:font-size="10.5pt" style:font-name-asian="ArialMT" style:font-size-asian="10.5pt" style:font-name-complex="ArialMT" style:font-size-complex="6pt"/>
    </style:style>
  </office:automatic-styles>
  <office:body>
    <office:spreadsheet>
      <table:table table:name="Concepts and definitions" table:style-name="ta1" table:print="false">
        <table:table-column table:style-name="co2" table:default-cell-style-name="ce4"/>
        <table:table-column table:style-name="co3" table:default-cell-style-name="ce4"/>
        <table:table-column table:style-name="co5" table:default-cell-style-name="ce4"/>
        <table:table-column table:style-name="co4" table:number-columns-repeated="1021" table:default-cell-style-name="ce4"/>
        <table:table-row table:style-name="ro1">
          <table:table-cell table:style-name="ce1" office:value-type="string">
            <text:p>Purpose</text:p>
          </table:table-cell>
          <table:table-cell table:number-columns-repeated="1023"/>
        </table:table-row>
        <table:table-row table:style-name="ro1">
          <table:table-cell table:style-name="ce2"/>
          <table:table-cell table:style-name="ce2" office:value-type="string">
            <text:p>This document aims at giving explanations to concepts and definitions used in OOG’s documents</text:p>
          </table:table-cell>
          <table:table-cell table:number-columns-repeated="1022"/>
        </table:table-row>
        <table:table-row table:style-name="ro1">
          <table:table-cell table:style-name="ce1" office:value-type="string">
            <text:p>Application scope</text:p>
          </table:table-cell>
          <table:table-cell table:style-name="ce3"/>
          <table:table-cell table:number-columns-repeated="1022"/>
        </table:table-row>
        <table:table-row table:style-name="ro1">
          <table:table-cell table:style-name="ce3"/>
          <table:table-cell table:style-name="ce2" office:value-type="string">
            <text:p>Concepts and definitions used in this document are applied to OOG</text:p>
          </table:table-cell>
          <table:table-cell table:number-columns-repeated="1022"/>
        </table:table-row>
        <table:table-row table:style-name="ro1">
          <table:table-cell table:style-name="ce1" office:value-type="string">
            <text:p>Reference</text:p>
          </table:table-cell>
          <table:table-cell table:style-name="ce3"/>
          <table:table-cell table:number-columns-repeated="1022"/>
        </table:table-row>
        <table:table-row table:style-name="ro1">
          <table:table-cell table:style-name="ce3"/>
          <table:table-cell table:style-name="ce5" office:value-type="string">
            <text:p>SEI Capability Maturity Model</text:p>
          </table:table-cell>
          <table:table-cell table:number-columns-repeated="1022"/>
        </table:table-row>
        <table:table-row table:style-name="ro1">
          <table:table-cell table:style-name="ce3" office:value-type="string">
            <text:p>Content</text:p>
          </table:table-cell>
          <table:table-cell table:style-name="ce3"/>
          <table:table-cell table:number-columns-repeated="1022"/>
        </table:table-row>
        <table:table-row table:style-name="ro2">
          <table:table-cell/>
          <table:table-cell table:style-name="ce6" office:value-type="string">
            <text:p>Item</text:p>
          </table:table-cell>
          <table:table-cell table:style-name="ce6" office:value-type="string">
            <text:p>Explanation</text:p>
          </table:table-cell>
          <table:table-cell table:number-columns-repeated="1021"/>
        </table:table-row>
        <table:table-row table:style-name="ro3">
          <table:table-cell/>
          <table:table-cell table:style-name="ce7" office:value-type="string">
            <text:p>Activity</text:p>
          </table:table-cell>
          <table:table-cell table:style-name="ce10" office:value-type="string">
            <text:p><text:span text:style-name="T2">An activity is a unit of work </text:span><text:span text:style-name="T3">that an individual playing the role described by the</text:span></text:p>
            <text:p><text:span text:style-name="T3">worker may be asked to perform. The activity has a </text:span><text:span text:style-name="T2">clear purpose</text:span><text:span text:style-name="T3">, usually</text:span></text:p>
            <text:p><text:span text:style-name="T3">expressed in terms of creating or updating some work product, such as a model, a</text:span></text:p>
            <text:p><text:span text:style-name="T3">class, a plan. Every activity is assigned to a specific worker. The granularity of an</text:span></text:p>
            <text:p><text:span text:style-name="T3">activity is generally a few hours to a few days, it usually involves one worker, and</text:span></text:p>
            <text:p><text:span text:style-name="T3">affects one or only a small number of work products. An activity should be usable as</text:span></text:p>
            <text:p><text:span text:style-name="T3">an element of planning and progress; if it is too small, it will be neglected, and if it is</text:span></text:p>
            <text:p><text:span text:style-name="T3">too large, progress would have to be expressed in terms of an activity’s parts.</text:span></text:p>
          </table:table-cell>
          <table:table-cell table:number-columns-repeated="1021"/>
        </table:table-row>
        <table:table-row table:style-name="ro2">
          <table:table-cell/>
          <table:table-cell table:style-name="ce7" office:value-type="string">
            <text:p>Analyst</text:p>
          </table:table-cell>
          <table:table-cell table:style-name="ce11" office:value-type="string">
            <text:p><text:span text:style-name="T3">The person taking main responsibility for the </text:span><text:span text:style-name="T4">User requirement identification process</text:span></text:p>
          </table:table-cell>
          <table:table-cell table:number-columns-repeated="1021"/>
        </table:table-row>
        <table:table-row table:style-name="ro4">
          <table:table-cell/>
          <table:table-cell table:style-name="ce7" office:value-type="string">
            <text:p>Architectural Design</text:p>
          </table:table-cell>
          <table:table-cell table:style-name="ce12" office:value-type="string">
            <text:p><text:span text:style-name="T3">The step in moving from the domain of problems to the domain of solutions. The</text:span></text:p>
            <text:p><text:span text:style-name="T3">results of this step are described in an Architectural Design Document (ADD) that</text:span></text:p>
            <text:p><text:span text:style-name="T3">includes a collection of software components and their interfaces.</text:span></text:p>
          </table:table-cell>
          <table:table-cell table:number-columns-repeated="1021"/>
        </table:table-row>
        <table:table-row table:style-name="ro5">
          <table:table-cell/>
          <table:table-cell table:style-name="ce7" office:value-type="string">
            <text:p><text:span text:style-name="T1">Architecture Design</text:span></text:p>
            <text:p><text:span text:style-name="T1">Document (ADD)</text:span></text:p>
          </table:table-cell>
          <table:table-cell table:style-name="ce12" office:value-type="string">
            <text:p><text:span text:style-name="T3">The software architecture document (ADD) provides a comprehensive overview of</text:span></text:p>
            <text:p><text:span text:style-name="T3">the architecture of the software system. It serves as a communication medium</text:span></text:p>
            <text:p><text:span text:style-name="T3">between the architect and other project team members regarding architecturally</text:span></text:p>
            <text:p><text:span text:style-name="T3">significant decisions which have been made on the project.</text:span></text:p>
          </table:table-cell>
          <table:table-cell table:number-columns-repeated="1021"/>
        </table:table-row>
        <table:table-row table:style-name="ro3">
          <table:table-cell/>
          <table:table-cell table:style-name="ce7" office:value-type="string">
            <text:p>Baseline</text:p>
          </table:table-cell>
          <table:table-cell table:style-name="ce12" office:value-type="string">
            <text:p><text:span text:style-name="T3">A baseline is a ‘snapshot’ in time of one version of each work product in the project</text:span></text:p>
            <text:p><text:span text:style-name="T3">repository. It provides an official standard on which subsequent work is to be based,</text:span></text:p>
            <text:p><text:span text:style-name="T3">and to which only authorized changes can be made. After an initial baseline is</text:span></text:p>
            <text:p><text:span text:style-name="T3">established every subsequent change to a baseline is recorded as a delta until the</text:span></text:p>
            <text:p><text:span text:style-name="T3">next baseline is set. (RUP)</text:span></text:p>
            <text:p><text:span text:style-name="T3">A specification or product that has been formally reviewed and agreed upon, that</text:span></text:p>
            <text:p><text:span text:style-name="T3">thereafter serves as the basis for further development, and that can be changed only</text:span></text:p>
            <text:p><text:span text:style-name="T3">through formal change control procedures (CMM).</text:span></text:p>
          </table:table-cell>
          <table:table-cell table:number-columns-repeated="1021"/>
        </table:table-row>
        <table:table-row table:style-name="ro6">
          <table:table-cell/>
          <table:table-cell table:style-name="ce7" office:value-type="string">
            <text:p><text:span text:style-name="T1">Capability Maturity</text:span></text:p>
            <text:p><text:span text:style-name="T1">Model (CMM)</text:span></text:p>
          </table:table-cell>
          <table:table-cell table:style-name="ce12" office:value-type="string">
            <text:p><text:span text:style-name="T3">A description of the stages through which software organizations evolve as they</text:span></text:p>
            <text:p><text:span text:style-name="T3">define, implement, measure, control, and improve their software processes. This</text:span></text:p>
            <text:p><text:span text:style-name="T3">model provides a guide for selecting process improvement strategies by facilitating</text:span></text:p>
            <text:p><text:span text:style-name="T3">the determination of current process capabilities and the identification of the issues</text:span></text:p>
            <text:p><text:span text:style-name="T3">most critical to software quality and process improvement.</text:span></text:p>
          </table:table-cell>
          <table:table-cell table:number-columns-repeated="1021"/>
        </table:table-row>
        <table:table-row table:style-name="ro7">
          <table:table-cell/>
          <table:table-cell table:style-name="ce7" office:value-type="string">
            <text:p><text:span text:style-name="T1">Capability Maturity</text:span></text:p>
            <text:p><text:span text:style-name="T1">Model Integration</text:span></text:p>
            <text:p><text:span text:style-name="T1">(CMMI)</text:span></text:p>
          </table:table-cell>
          <table:table-cell table:style-name="ce12" office:value-type="string">
            <text:p><text:span text:style-name="T3">CMMI provides an opportunity to avoid or eliminate these stovepipes and barriers</text:span></text:p>
            <text:p><text:span text:style-name="T3">through integrated models that transcend disciplines. CMMI consists of best</text:span></text:p>
            <text:p><text:span text:style-name="T3">practices that address product development and maintenance. It addresses practices</text:span></text:p>
            <text:p><text:span text:style-name="T3">that cover the product's life cycle from conception through delivery and maintenance.</text:span></text:p>
            <text:p><text:span text:style-name="T3">There is an emphasis on both systems engineering and software engineering and the</text:span></text:p>
            <text:p><text:span text:style-name="T3">integration necessary to build and maintain the total product.</text:span></text:p>
          </table:table-cell>
          <table:table-cell table:number-columns-repeated="1021"/>
        </table:table-row>
        <table:table-row table:style-name="ro4">
          <table:table-cell/>
          <table:table-cell table:style-name="ce7" office:value-type="string">
            <text:p><text:span text:style-name="T1">Causal Analysis and</text:span></text:p>
            <text:p><text:span text:style-name="T1">Resolution (CAR)</text:span></text:p>
          </table:table-cell>
          <table:table-cell table:style-name="ce12" office:value-type="string">
            <text:p><text:span text:style-name="T3">This is a support process area at CMMI Maturity Level 5. The purpose of is to identify</text:span></text:p>
            <text:p><text:span text:style-name="T3">causes of defects and other problems and take action to prevent them from occurring</text:span></text:p>
            <text:p><text:span text:style-name="T3">in the future.</text:span></text:p>
          </table:table-cell>
          <table:table-cell table:number-columns-repeated="1021"/>
        </table:table-row>
        <table:table-row table:style-name="ro4">
          <table:table-cell/>
          <table:table-cell table:style-name="ce7" office:value-type="string">
            <text:p>Change Request</text:p>
          </table:table-cell>
          <table:table-cell table:style-name="ce12" office:value-type="string">
            <text:p><text:span text:style-name="T3">Requests among project teams or between the customer and the project team to</text:span></text:p>
            <text:p><text:span text:style-name="T3">implement one/some changes in the initial software requirements or accepted user</text:span></text:p>
            <text:p><text:span text:style-name="T3">requirements or accepted project product.</text:span></text:p>
          </table:table-cell>
          <table:table-cell table:number-columns-repeated="1021"/>
        </table:table-row>
        <table:table-row table:style-name="ro4">
          <table:table-cell/>
          <table:table-cell table:style-name="ce7" office:value-type="string">
            <text:p>Checklist</text:p>
          </table:table-cell>
          <table:table-cell table:style-name="ce12" office:value-type="string">
            <text:p><text:span text:style-name="T3">The table of questions and contents for reviewing, assessing built in order to support</text:span></text:p>
            <text:p><text:span text:style-name="T3">testing, reviewing, assessing the work, software, document quality… these tables are</text:span></text:p>
            <text:p><text:span text:style-name="T3">also criteria and norms identified in advance for works and results.</text:span></text:p>
          </table:table-cell>
          <table:table-cell table:number-columns-repeated="1021"/>
        </table:table-row>
        <table:table-row table:style-name="ro8">
          <table:table-cell/>
          <table:table-cell table:style-name="ce7" office:value-type="string">
            <text:p>Code Review</text:p>
          </table:table-cell>
          <table:table-cell table:style-name="ce12" office:value-type="string">
            <text:p><text:span text:style-name="T3">Used in coding process to show that a program is consistent with its specification or</text:span></text:p>
            <text:p><text:span text:style-name="T3">coding convention. The review is performed by programmer (one-person or a group).</text:span></text:p>
          </table:table-cell>
          <table:table-cell table:number-columns-repeated="1021"/>
        </table:table-row>
        <table:table-row table:style-name="ro8">
          <table:table-cell/>
          <table:table-cell table:style-name="ce7" office:value-type="string">
            <text:p>Coding Process</text:p>
          </table:table-cell>
          <table:table-cell table:style-name="ce12" office:value-type="string">
            <text:p><text:span text:style-name="T3">The process to develop software including software components, software system</text:span></text:p>
            <text:p><text:span text:style-name="T3">according standards and defined requirements.</text:span></text:p>
          </table:table-cell>
          <table:table-cell table:number-columns-repeated="1021"/>
        </table:table-row>
        <table:table-row table:style-name="ro9">
          <table:table-cell/>
          <table:table-cell table:style-name="ce7" office:value-type="string">
            <text:p><text:span text:style-name="T1">Computer Software</text:span></text:p>
            <text:p><text:span text:style-name="T1">Configuration Item</text:span></text:p>
            <text:p><text:span text:style-name="T1">(CSCI)</text:span></text:p>
          </table:table-cell>
          <table:table-cell table:style-name="ce12" office:value-type="string">
            <text:p><text:span text:style-name="T3">A software item which is identified for configuration management or, an aggregation</text:span></text:p>
            <text:p><text:span text:style-name="T3">of software that satisfies an end user function and designated for separate</text:span></text:p>
            <text:p><text:span text:style-name="T3">configuration management.</text:span></text:p>
          </table:table-cell>
          <table:table-cell table:number-columns-repeated="1021"/>
        </table:table-row>
        <table:table-row table:style-name="ro10">
          <table:table-cell/>
          <table:table-cell table:style-name="ce7" office:value-type="string">
            <text:p>Configuration Control</text:p>
          </table:table-cell>
          <table:table-cell table:style-name="ce12" office:value-type="string">
            <text:p><text:span text:style-name="T3">The configuration control process and procedures designating the level of control</text:span></text:p>
            <text:p><text:span text:style-name="T3">through which each work product must pass (for example, author control, project-level</text:span></text:p>
            <text:p><text:span text:style-name="T3">control, acquirer control); identifying the persons or groups with authority to</text:span></text:p>
            <text:p><text:span text:style-name="T3">authorize changes and to make changes at each level (for example, the programmer/</text:span></text:p>
            <text:p><text:span text:style-name="T3">analyst, the software lead, the project manager, the acquirer); and the steps to be</text:span></text:p>
            <text:p><text:span text:style-name="T3">followed to obtain required authorization for changes, to process change requests, to</text:span></text:p>
            <text:p><text:span text:style-name="T3">track changes, to distribute changes, and to maintain past versions. Change control</text:span></text:p>
            <text:p><text:span text:style-name="T3">provides the mechanism to build software systems for tests that have a known</text:span></text:p>
            <text:p><text:span text:style-name="T3">configuration and can be exactly reproduced.</text:span></text:p>
          </table:table-cell>
          <table:table-cell table:number-columns-repeated="1021"/>
        </table:table-row>
        <table:table-row table:style-name="ro4">
          <table:table-cell/>
          <table:table-cell table:style-name="ce7" office:value-type="string">
            <text:p><text:span text:style-name="T1">Configuration</text:span></text:p>
            <text:p><text:span text:style-name="T1">Identification</text:span></text:p>
          </table:table-cell>
          <table:table-cell table:style-name="ce12" office:value-type="string">
            <text:p><text:span text:style-name="T3">The ability to identify what information has been approved for concurrent use in the</text:span></text:p>
            <text:p><text:span text:style-name="T3">project, who owns the information, how the information was approved for CM control,</text:span></text:p>
            <text:p><text:span text:style-name="T3">and the latest approved release.</text:span></text:p>
          </table:table-cell>
          <table:table-cell table:number-columns-repeated="1021"/>
        </table:table-row>
        <table:table-row table:style-name="ro6">
          <table:table-cell/>
          <table:table-cell table:style-name="ce7" office:value-type="string">
            <text:p>Configuration Item (CI)</text:p>
          </table:table-cell>
          <table:table-cell table:style-name="ce12" office:value-type="string">
            <text:p><text:span text:style-name="T3">A uniquely identifiable subset of the CSCI that represents the smallest portion of the</text:span></text:p>
            <text:p><text:span text:style-name="T3">system to be subject to independent configuration management change control</text:span></text:p>
            <text:p><text:span text:style-name="T3">procedures. Configuration items need to be individually controlled because any</text:span></text:p>
            <text:p><text:span text:style-name="T3">change to a configuration item may have some effect upon the properties of the</text:span></text:p>
            <text:p><text:span text:style-name="T3">System.</text:span></text:p>
          </table:table-cell>
          <table:table-cell table:number-columns-repeated="1021"/>
        </table:table-row>
        <table:table-row table:style-name="ro7">
          <table:table-cell/>
          <table:table-cell table:style-name="ce7" office:value-type="string">
            <text:p><text:span text:style-name="T1">Configuration</text:span></text:p>
            <text:p><text:span text:style-name="T1">Management</text:span></text:p>
          </table:table-cell>
          <table:table-cell table:style-name="ce12" office:value-type="string">
            <text:p><text:span text:style-name="T3">Configuration Management identifies, organizes, controls, and reports on the data</text:span></text:p>
            <text:p><text:span text:style-name="T3">used by a software project. Data can be software program, documentation, shell</text:span></text:p>
            <text:p><text:span text:style-name="T3">script, binary code, test cases, test shell scripts, and other textual information.</text:span></text:p>
            <text:p><text:span text:style-name="T3">Configuration management commonly addresses the following five areas:</text:span></text:p>
            <text:p><text:span text:style-name="T3">Identification, Configuration Change Control, Accounting, Reviewing, and Access</text:span></text:p>
            <text:p><text:span text:style-name="T3">Control.</text:span></text:p>
          </table:table-cell>
          <table:table-cell table:number-columns-repeated="1021"/>
        </table:table-row>
        <table:table-row table:style-name="ro11">
          <table:table-cell/>
          <table:table-cell table:style-name="ce7" office:value-type="string">
            <text:p><text:span text:style-name="T1">Configuration</text:span></text:p>
            <text:p><text:span text:style-name="T1">Management Process</text:span></text:p>
          </table:table-cell>
          <table:table-cell table:style-name="ce12" office:value-type="string">
            <text:p><text:span text:style-name="T3">The process to identifies, organizes, controls, and reports on the data used by a</text:span></text:p>
            <text:p><text:span text:style-name="T3">software project.</text:span></text:p>
          </table:table-cell>
          <table:table-cell table:number-columns-repeated="1021"/>
        </table:table-row>
        <table:table-row table:style-name="ro4">
          <table:table-cell/>
          <table:table-cell table:style-name="ce8" office:value-type="string">
            <text:p>Construction Stage</text:p>
          </table:table-cell>
          <table:table-cell table:style-name="ce12" office:value-type="string">
            <text:p><text:span text:style-name="T3">The goal of this stage is to develop the system. Generally the construction stage is a</text:span></text:p>
            <text:p><text:span text:style-name="T3">manufacturing process, where the emphasis is placed in managing resources and</text:span></text:p>
            <text:p><text:span text:style-name="T3">controlling operations to optimize costs, schedules and quality.</text:span></text:p>
          </table:table-cell>
          <table:table-cell table:number-columns-repeated="1021"/>
        </table:table-row>
        <table:table-row table:style-name="ro8">
          <table:table-cell/>
          <table:table-cell table:style-name="ce7" office:value-type="string">
            <text:p>Corrective Action</text:p>
          </table:table-cell>
          <table:table-cell table:style-name="ce12" office:value-type="string">
            <text:p><text:span text:style-name="T3">Action taken to eliminate the causes of a detected nonconformity or other</text:span></text:p>
            <text:p><text:span text:style-name="T3">undesirable situation.</text:span></text:p>
          </table:table-cell>
          <table:table-cell table:number-columns-repeated="1021"/>
        </table:table-row>
        <table:table-row table:style-name="ro2">
          <table:table-cell/>
          <table:table-cell table:style-name="ce7" office:value-type="string">
            <text:p>Defect</text:p>
          </table:table-cell>
          <table:table-cell table:style-name="ce12" office:value-type="string">
            <text:p>The non-fulfillment of a requirement related to an intended or specified use.</text:p>
          </table:table-cell>
          <table:table-cell table:number-columns-repeated="1021"/>
        </table:table-row>
        <table:table-row table:style-name="ro8">
          <table:table-cell/>
          <table:table-cell table:style-name="ce7" office:value-type="string">
            <text:p>Defect Density</text:p>
          </table:table-cell>
          <table:table-cell table:style-name="ce12" office:value-type="string">
            <text:p><text:span text:style-name="T3">The number of defects is shown as a function of one or two defect attributes (such as</text:span></text:p>
            <text:p><text:span text:style-name="T3">status or severity).</text:span></text:p>
          </table:table-cell>
          <table:table-cell table:number-columns-repeated="1021"/>
        </table:table-row>
        <table:table-row table:style-name="ro2">
          <table:table-cell/>
          <table:table-cell table:style-name="ce7" office:value-type="string">
            <text:p>Defect Rate</text:p>
          </table:table-cell>
          <table:table-cell table:style-name="ce12" office:value-type="string">
            <text:p>This metric provides the trend and the measurement of product quality.</text:p>
          </table:table-cell>
          <table:table-cell table:number-columns-repeated="1021"/>
        </table:table-row>
        <table:table-row table:style-name="ro2">
          <table:table-cell/>
          <table:table-cell table:style-name="ce7" office:value-type="string">
            <text:p>Defect Trend</text:p>
          </table:table-cell>
          <table:table-cell table:style-name="ce12" office:value-type="string">
            <text:p>The defect count is shown as a function over time.</text:p>
          </table:table-cell>
          <table:table-cell table:number-columns-repeated="1021"/>
        </table:table-row>
        <table:table-row table:style-name="ro5">
          <table:table-cell/>
          <table:table-cell table:style-name="ce7" office:value-type="string">
            <text:p>Definition Stage</text:p>
          </table:table-cell>
          <table:table-cell table:style-name="ce12" office:value-type="string">
            <text:p><text:span text:style-name="T3">This stage aims at defining user requirements for software packages. Studying and</text:span></text:p>
            <text:p><text:span text:style-name="T3">translating the user requirements into clear, well-formulated and complete User</text:span></text:p>
            <text:p><text:span text:style-name="T3">Requirement Document (URD), analyzes the URD and creating Software</text:span></text:p>
            <text:p><text:span text:style-name="T3">Requirement Specification (SRS) are the main activities of this stage.</text:span></text:p>
          </table:table-cell>
          <table:table-cell table:number-columns-repeated="1021"/>
        </table:table-row>
        <table:table-row table:style-name="ro8">
          <table:table-cell/>
          <table:table-cell table:style-name="ce7" office:value-type="string">
            <text:p>Deliverable</text:p>
          </table:table-cell>
          <table:table-cell table:style-name="ce10" office:value-type="string">
            <text:p><text:span text:style-name="T3">An output from a process that has a value, material or otherwise, to a </text:span><text:span text:style-name="T4">customer </text:span><text:span text:style-name="T3">or</text:span></text:p>
            <text:p><text:span text:style-name="T3">other </text:span><text:span text:style-name="T4">stakeholder</text:span><text:span text:style-name="T3">.</text:span></text:p>
          </table:table-cell>
          <table:table-cell table:number-columns-repeated="1021"/>
        </table:table-row>
        <table:table-row table:style-name="ro4">
          <table:table-cell/>
          <table:table-cell table:style-name="ce7" office:value-type="string">
            <text:p>Deployment Process</text:p>
          </table:table-cell>
          <table:table-cell table:style-name="ce12" office:value-type="string">
            <text:p>The process to deliver the software program to the user at a specific location. The <text:span text:style-name="T3">main </text:span><text:span text:style-name="T3">activities of are to deliver and/or install software to customer/user and provide</text:span></text:p>
            <text:p>user guidance.</text:p>
          </table:table-cell>
          <table:table-cell table:number-columns-repeated="1021"/>
        </table:table-row>
        <table:table-row table:style-name="ro12">
          <table:table-cell/>
          <table:table-cell table:style-name="ce7" office:value-type="string">
            <text:p>Derived Requirement</text:p>
          </table:table-cell>
          <table:table-cell table:style-name="ce12" office:value-type="string">
            <text:p><text:span text:style-name="T3">Requirements that are not explicitly stated in the customer requirements, but are</text:span></text:p>
            <text:p><text:span text:style-name="T3">inferred (1) from contextual requirements (e.g., applicable standards, laws, policies,</text:span></text:p>
            <text:p><text:span text:style-name="T3">common practices, and management decisions), or (2) from requirements needed to</text:span></text:p>
            <text:p><text:span text:style-name="T3">specify a product component.</text:span></text:p>
            <text:p><text:span text:style-name="T3">Derived requirements can also arise during analysis and design of components of the</text:span></text:p>
            <text:p><text:span text:style-name="T3">product or system. (See “product requirements.”).</text:span></text:p>
            <text:p><text:span text:style-name="T3">Derived requirements arise from constraints, consideration of issues implied but not</text:span></text:p>
            <text:p><text:span text:style-name="T3">explicitly stated in the customer requirements baseline, and factors introduced by the</text:span></text:p>
            <text:p><text:span text:style-name="T3">selected architecture, the design, and the developer’s unique business</text:span></text:p>
            <text:p><text:span text:style-name="T3">Considerations.</text:span></text:p>
          </table:table-cell>
          <table:table-cell table:number-columns-repeated="1021"/>
        </table:table-row>
        <table:table-row table:style-name="ro2">
          <table:table-cell/>
          <table:table-cell table:style-name="ce7" office:value-type="string">
            <text:p>Design Process</text:p>
          </table:table-cell>
          <table:table-cell table:style-name="ce12" office:value-type="string">
            <text:p>The process to create and assure software design suitable to user requirements.</text:p>
          </table:table-cell>
          <table:table-cell table:number-columns-repeated="1021"/>
        </table:table-row>
        <table:table-row table:style-name="ro4">
          <table:table-cell/>
          <table:table-cell table:style-name="ce7" office:value-type="string">
            <text:p>Design Review</text:p>
          </table:table-cell>
          <table:table-cell table:style-name="ce12" office:value-type="string">
            <text:p><text:span text:style-name="T3">A documented, comprehensive and systematic examination of a design its capability</text:span></text:p>
            <text:p><text:span text:style-name="T3">to fulfill the requirements for quality, identity problems, if any, and propose the</text:span></text:p>
            <text:p><text:span text:style-name="T3">development of solutions.</text:span></text:p>
          </table:table-cell>
          <table:table-cell table:number-columns-repeated="1021"/>
        </table:table-row>
        <table:table-row table:style-name="ro2">
          <table:table-cell/>
          <table:table-cell table:style-name="ce7" office:value-type="string">
            <text:p>Designer</text:p>
          </table:table-cell>
          <table:table-cell table:style-name="ce11" office:value-type="string">
            <text:p><text:span text:style-name="T3">The person taking main responsibility for the </text:span><text:span text:style-name="T4">Software designing process</text:span></text:p>
          </table:table-cell>
          <table:table-cell table:number-columns-repeated="1021"/>
        </table:table-row>
        <table:table-row table:style-name="ro4">
          <table:table-cell/>
          <table:table-cell table:style-name="ce7" office:value-type="string">
            <text:p>Detailed Design</text:p>
          </table:table-cell>
          <table:table-cell table:style-name="ce12" office:value-type="string">
            <text:p><text:span text:style-name="T3">Detailed Design is the step, where the design contents outlined in the ADD are</text:span></text:p>
            <text:p><text:span text:style-name="T3">decomposed until they can be expressed as modules. The detailed design describes</text:span></text:p>
            <text:p><text:span text:style-name="T3">project’s implementation details in a Detailed Design Document (DDD).</text:span></text:p>
          </table:table-cell>
          <table:table-cell table:number-columns-repeated="1021"/>
        </table:table-row>
        <table:table-row table:style-name="ro4">
          <table:table-cell/>
          <table:table-cell table:style-name="ce7" office:value-type="string">
            <text:p><text:span text:style-name="T1">Detailed Design</text:span></text:p>
            <text:p><text:span text:style-name="T1">Document</text:span></text:p>
          </table:table-cell>
          <table:table-cell table:style-name="ce12" office:value-type="string">
            <text:p><text:span text:style-name="T3">In Detailed Design, lower-level components of the Architectural Design are</text:span></text:p>
            <text:p><text:span text:style-name="T3">decomposed until they can be expressed as modules in the selected programming</text:span></text:p>
            <text:p><text:span text:style-name="T3">Language.</text:span></text:p>
          </table:table-cell>
          <table:table-cell table:number-columns-repeated="1021"/>
        </table:table-row>
        <table:table-row table:style-name="ro2">
          <table:table-cell/>
          <table:table-cell table:style-name="ce7" office:value-type="string">
            <text:p>Developer</text:p>
          </table:table-cell>
          <table:table-cell table:style-name="ce11" office:value-type="string">
            <text:p><text:span text:style-name="T3">The person taking main responsibility for the </text:span><text:span text:style-name="T4">Coding process</text:span></text:p>
          </table:table-cell>
          <table:table-cell table:number-columns-repeated="1021"/>
        </table:table-row>
        <table:table-row table:style-name="ro12">
          <table:table-cell/>
          <table:table-cell table:style-name="ce7" office:value-type="string">
            <text:p>Generic Goal</text:p>
          </table:table-cell>
          <table:table-cell table:style-name="ce12" office:value-type="string">
            <text:p><text:span text:style-name="T3">Generic goals are called “generic” because the same goal statement appears in</text:span></text:p>
            <text:p><text:span text:style-name="T3">multiple process areas. In the staged representation, each process area has only one</text:span></text:p>
            <text:p><text:span text:style-name="T3">generic goal. Achievement of a generic goal in a process area signifies improved</text:span></text:p>
            <text:p><text:span text:style-name="T3">control in planning and implementing the processes associated with that process</text:span></text:p>
            <text:p><text:span text:style-name="T3">area, thus indicating whether these processes are likely to be effective, repeatable,</text:span></text:p>
            <text:p><text:span text:style-name="T3">and lasting. Generic goals are required model components and are used in</text:span></text:p>
            <text:p><text:span text:style-name="T3">appraisals to determine whether a process area is satisfied.</text:span></text:p>
            <text:p><text:span text:style-name="T3">Generic goals in CMMI staged representation:</text:span></text:p>
            <text:p><text:span text:style-name="T3">GG2 Institutionalize a Managed Process</text:span></text:p>
            <text:p><text:span text:style-name="T3">GG3 Institutionalize a Defined Process</text:span></text:p>
          </table:table-cell>
          <table:table-cell table:number-columns-repeated="1021"/>
        </table:table-row>
        <table:table-row table:style-name="ro2">
          <table:table-cell/>
          <table:table-cell table:style-name="ce7" office:value-type="string">
            <text:p>Effectiveness</text:p>
          </table:table-cell>
          <table:table-cell table:style-name="ce12" office:value-type="string">
            <text:p>Extend to which planned activities are realized and planned result achieved.</text:p>
          </table:table-cell>
          <table:table-cell table:number-columns-repeated="1021"/>
        </table:table-row>
        <table:table-row table:style-name="ro2">
          <table:table-cell/>
          <table:table-cell table:style-name="ce7" office:value-type="string">
            <text:p>Efficiency</text:p>
          </table:table-cell>
          <table:table-cell table:style-name="ce12" office:value-type="string">
            <text:p>Relationship between the results achieved and resources used.</text:p>
          </table:table-cell>
          <table:table-cell table:number-columns-repeated="1021"/>
        </table:table-row>
        <table:table-row table:style-name="ro8">
          <table:table-cell/>
          <table:table-cell table:style-name="ce7" office:value-type="string">
            <text:p>Effort deviation</text:p>
          </table:table-cell>
          <table:table-cell table:style-name="ce12" office:value-type="string">
            <text:p><text:span text:style-name="T3">This metric measures the effectiveness of effort usage, project planning and</text:span></text:p>
            <text:p><text:span text:style-name="T3">managing capability.</text:span></text:p>
          </table:table-cell>
          <table:table-cell table:number-columns-repeated="1021"/>
        </table:table-row>
        <table:table-row table:style-name="ro8">
          <table:table-cell/>
          <table:table-cell table:style-name="ce7" office:value-type="string">
            <text:p>Effort distribution</text:p>
          </table:table-cell>
          <table:table-cell table:style-name="ce12" office:value-type="string">
            <text:p><text:span text:style-name="T3">This metric provides visibility into the effort distribution, the relation of each type of</text:span></text:p>
            <text:p><text:span text:style-name="T3">activities, and the cost driver of project.</text:span></text:p>
          </table:table-cell>
          <table:table-cell table:number-columns-repeated="1021"/>
        </table:table-row>
        <table:table-row table:style-name="ro2">
          <table:table-cell/>
          <table:table-cell table:style-name="ce7" office:value-type="string">
            <text:p>Effort usage</text:p>
          </table:table-cell>
          <table:table-cell table:style-name="ce12" office:value-type="string">
            <text:p>This metric provides tracking the used effort against budgeted.</text:p>
          </table:table-cell>
          <table:table-cell table:number-columns-repeated="1021"/>
        </table:table-row>
        <table:table-row table:style-name="ro2">
          <table:table-cell/>
          <table:table-cell table:style-name="ce7" office:value-type="string">
            <text:p>Function Points</text:p>
          </table:table-cell>
          <table:table-cell table:style-name="ce12" office:value-type="string">
            <text:p>The basic unit to calculate the necessary work bulk to complete software function.</text:p>
          </table:table-cell>
          <table:table-cell table:number-columns-repeated="1021"/>
        </table:table-row>
        <table:table-row table:style-name="ro2">
          <table:table-cell/>
          <table:table-cell table:style-name="ce7" office:value-type="string">
            <text:p>Kick off</text:p>
          </table:table-cell>
          <table:table-cell table:style-name="ce12" office:value-type="string">
            <text:p>To start a project</text:p>
          </table:table-cell>
          <table:table-cell table:number-columns-repeated="1021"/>
        </table:table-row>
        <table:table-row table:style-name="ro6">
          <table:table-cell/>
          <table:table-cell table:style-name="ce7" office:value-type="string">
            <text:p>Incremental Integration</text:p>
          </table:table-cell>
          <table:table-cell table:style-name="ce12" office:value-type="string">
            <text:p><text:span text:style-name="T3">The antithesis of the Big Bang approach. During incremental integration, the software</text:span></text:p>
            <text:p><text:span text:style-name="T3">is constructed and tested in small segments; errors can be isolated and corrected</text:span></text:p>
            <text:p><text:span text:style-name="T3">easily.</text:span></text:p>
            <text:p><text:span text:style-name="T3">Interfaces are more likely to be tested correctly, and a systematic test approach may</text:span></text:p>
            <text:p><text:span text:style-name="T3">be applied.</text:span></text:p>
          </table:table-cell>
          <table:table-cell table:number-columns-repeated="1021"/>
        </table:table-row>
        <table:table-row table:style-name="ro6">
          <table:table-cell/>
          <table:table-cell table:style-name="ce7" office:value-type="string">
            <text:p>Initiation Stage</text:p>
          </table:table-cell>
          <table:table-cell table:style-name="ce12" office:value-type="string">
            <text:p><text:span text:style-name="T3">Initiation stage is a start of the SLC, in which:</text:span></text:p>
            <text:p><text:span text:style-name="T3">Project’s software scope and boundary conditions, including the operational vision</text:span></text:p>
            <text:p><text:span text:style-name="T3">and proposed products, are established.</text:span></text:p>
            <text:p><text:span text:style-name="T3">Overall cost and schedule of the project are estimated.</text:span></text:p>
            <text:p><text:span text:style-name="T3">Potential risks are defined.</text:span></text:p>
          </table:table-cell>
          <table:table-cell table:number-columns-repeated="1021"/>
        </table:table-row>
        <table:table-row table:style-name="ro4">
          <table:table-cell/>
          <table:table-cell table:style-name="ce7" office:value-type="string">
            <text:p>Interface Requirement</text:p>
          </table:table-cell>
          <table:table-cell table:style-name="ce12" office:value-type="string">
            <text:p><text:span text:style-name="T3">For example, application components that must interface with an off-theshelf</text:span></text:p>
            <text:p><text:span text:style-name="T3">database component must comply with interface requirements imposed by the</text:span></text:p>
            <text:p><text:span text:style-name="T3">selected database.</text:span></text:p>
          </table:table-cell>
          <table:table-cell table:number-columns-repeated="1021"/>
        </table:table-row>
        <table:table-row table:style-name="ro8">
          <table:table-cell/>
          <table:table-cell table:style-name="ce7" office:value-type="string">
            <text:p>Iteration</text:p>
          </table:table-cell>
          <table:table-cell table:style-name="ce12" office:value-type="string">
            <text:p><text:span text:style-name="T5">A distinct sequence of activities with a base-lined plan and valuation criteria resulting</text:span></text:p>
            <text:p><text:span text:style-name="T5">in a </text:span><text:span text:style-name="T6">release </text:span><text:span text:style-name="T5">(internal or external).</text:span></text:p>
          </table:table-cell>
          <table:table-cell table:number-columns-repeated="1021"/>
        </table:table-row>
        <table:table-row table:style-name="ro5">
          <table:table-cell/>
          <table:table-cell table:style-name="ce7" office:value-type="string">
            <text:p>Key Requirement</text:p>
          </table:table-cell>
          <table:table-cell table:style-name="ce12" office:value-type="string">
            <text:p><text:span text:style-name="T3">Identify key requirements that have a strong influence on cost, schedule,</text:span></text:p>
            <text:p><text:span text:style-name="T3">functionality, risk, or performance. The information should be added to Requirement</text:span></text:p>
            <text:p><text:span text:style-name="T3">guideline. Traceability matrix maybe have a new column to reflect key requirements.</text:span></text:p>
            <text:p><text:span text:style-name="T3"/></text:p>
          </table:table-cell>
          <table:table-cell table:number-columns-repeated="1021"/>
        </table:table-row>
        <table:table-row table:style-name="ro2">
          <table:table-cell/>
          <table:table-cell table:style-name="ce7" office:value-type="string">
            <text:p>Life Cycle</text:p>
          </table:table-cell>
          <table:table-cell table:style-name="ce12" office:value-type="string">
            <text:p>Set of generally sequential stages of manageable size</text:p>
          </table:table-cell>
          <table:table-cell table:number-columns-repeated="1021"/>
        </table:table-row>
        <table:table-row table:style-name="ro11">
          <table:table-cell/>
          <table:table-cell table:style-name="ce7" office:value-type="string">
            <text:p><text:span text:style-name="T1">Lower Control Limit</text:span></text:p>
            <text:p><text:span text:style-name="T1">(LCL)</text:span></text:p>
          </table:table-cell>
          <table:table-cell table:style-name="ce12" office:value-type="string">
            <text:p>The lowest standard of the control limits</text:p>
          </table:table-cell>
          <table:table-cell table:number-columns-repeated="1021"/>
        </table:table-row>
        <table:table-row table:style-name="ro8">
          <table:table-cell/>
          <table:table-cell table:style-name="ce7" office:value-type="string">
            <text:p>Man-Day (MD)</text:p>
          </table:table-cell>
          <table:table-cell table:style-name="ce12" office:value-type="string">
            <text:p><text:span text:style-name="T3">Working day, the basic unit to calculate the software technical work bulk. Each manday</text:span></text:p>
            <text:p><text:span text:style-name="T3">is equal to 8 working hours.</text:span></text:p>
          </table:table-cell>
          <table:table-cell table:number-columns-repeated="1021"/>
        </table:table-row>
        <table:table-row table:style-name="ro2">
          <table:table-cell/>
          <table:table-cell table:style-name="ce7" office:value-type="string">
            <text:p>Man-Month (MM)</text:p>
          </table:table-cell>
          <table:table-cell table:style-name="ce12" office:value-type="string">
            <text:p>An unit equal to 25 man-days</text:p>
          </table:table-cell>
          <table:table-cell table:number-columns-repeated="1021"/>
        </table:table-row>
        <table:table-row table:style-name="ro8">
          <table:table-cell/>
          <table:table-cell table:style-name="ce7" office:value-type="string">
            <text:p>Milestone</text:p>
          </table:table-cell>
          <table:table-cell table:style-name="ce12" office:value-type="string">
            <text:p>The moments of project need to be given special control, at which there are important results, main tests and reviews. The milestones are normally the moments at the end of the stages.</text:p>
          </table:table-cell>
          <table:table-cell table:number-columns-repeated="1021"/>
        </table:table-row>
        <table:table-row table:style-name="ro4">
          <table:table-cell/>
          <table:table-cell table:style-name="ce7" office:value-type="string">
            <text:p>Peer Review</text:p>
          </table:table-cell>
          <table:table-cell table:style-name="ce12" office:value-type="string">
            <text:p>A methodical examination of software work products by the producers’ peers to identify defects and areas where changes are needed. The reviews are focus on the reviewed products and not on the producers. Results of the peer reviews are not used to evaluate the performance of individuals.</text:p>
          </table:table-cell>
          <table:table-cell table:number-columns-repeated="1021"/>
        </table:table-row>
        <table:table-row table:style-name="ro2">
          <table:table-cell/>
          <table:table-cell table:style-name="ce7" office:value-type="string">
            <text:p>Post-Mortem</text:p>
          </table:table-cell>
          <table:table-cell table:style-name="ce12" office:value-type="string">
            <text:p>To finish a project</text:p>
          </table:table-cell>
          <table:table-cell table:number-columns-repeated="1021"/>
        </table:table-row>
        <table:table-row table:style-name="ro2">
          <table:table-cell/>
          <table:table-cell table:style-name="ce7" office:value-type="string">
            <text:p>Process</text:p>
          </table:table-cell>
          <table:table-cell table:style-name="ce12" office:value-type="string">
            <text:p>A set of inter-related resources and activities which transform inputs into outputs</text:p>
          </table:table-cell>
          <table:table-cell table:number-columns-repeated="1021"/>
        </table:table-row>
        <table:table-row table:style-name="ro13">
          <table:table-cell/>
          <table:table-cell table:style-name="ce7" office:value-type="string">
            <text:p>Process Area</text:p>
          </table:table-cell>
          <table:table-cell table:style-name="ce13" office:value-type="string">
            <text:p><text:span text:style-name="T3">A process area is a cluster of related practices in an area that, when performed</text:span></text:p>
            <text:p><text:span text:style-name="T3">collectively, satisfy a set of goals considered important for making significant</text:span></text:p>
            <text:p><text:span text:style-name="T3">improvement in that area. All CMMI process areas are common to both continuous</text:span></text:p>
            <text:p><text:span text:style-name="T3">and staged representations. In the continuous representation</text:span><text:span text:style-name="T7">, </text:span><text:span text:style-name="T3">process areas are</text:span></text:p>
            <text:p><text:span text:style-name="T3">organized by process area categories.</text:span></text:p>
          </table:table-cell>
          <table:table-cell table:number-columns-repeated="1021"/>
        </table:table-row>
        <table:table-row table:style-name="ro4">
          <table:table-cell/>
          <table:table-cell table:style-name="ce7" office:value-type="string">
            <text:p><text:span text:style-name="T1">Process Capability</text:span></text:p>
            <text:p><text:span text:style-name="T1">Baseline (PCB)</text:span></text:p>
          </table:table-cell>
          <table:table-cell table:style-name="ce12" office:value-type="string">
            <text:p>A documented characterization of the range of expected results that would normally be achieved by following a specific process under typical circumstances. A process capability baseline is typically established at an organizational level.</text:p>
          </table:table-cell>
          <table:table-cell table:number-columns-repeated="1021"/>
        </table:table-row>
        <table:table-row table:style-name="ro8">
          <table:table-cell/>
          <table:table-cell table:style-name="ce7" office:value-type="string">
            <text:p>Product</text:p>
          </table:table-cell>
          <table:table-cell table:style-name="ce12" office:value-type="string">
            <text:p>Result of a process including services, hardware, software, documents or a <text:span text:style-name="T3">combination of </text:span><text:span text:style-name="T3">these above types provided to customers.</text:span></text:p>
          </table:table-cell>
          <table:table-cell table:number-columns-repeated="1021"/>
        </table:table-row>
        <table:table-row table:style-name="ro5">
          <table:table-cell/>
          <table:table-cell table:style-name="ce7" office:value-type="string">
            <text:p>Product Baseline</text:p>
          </table:table-cell>
          <table:table-cell table:style-name="ce12" office:value-type="string">
            <text:p>In configuration management, the initial approved technical data package (including, for software, the source code listing) defining a configuration item during the production, operation, maintenance, and logistic support of its life cycle. (See “configuration management” and “configuration item.”).</text:p>
          </table:table-cell>
          <table:table-cell table:number-columns-repeated="1021"/>
        </table:table-row>
        <table:table-row table:style-name="ro14">
          <table:table-cell/>
          <table:table-cell table:style-name="ce7" office:value-type="string">
            <text:p>Product Component</text:p>
          </table:table-cell>
          <table:table-cell table:style-name="ce11" office:value-type="string">
            <text:p><text:span text:style-name="T3">The term “product component” is used as a relative term in CMMI models. In CMMI,</text:span></text:p>
            <text:p><text:span text:style-name="T3">product components are lower level components of the product; product components</text:span></text:p>
            <text:p><text:span text:style-name="T3">are integrated to “build” the product.</text:span></text:p>
            <text:p><text:span text:style-name="T3">There may be multiple levels of product components. A product component is any</text:span></text:p>
            <text:p><text:span text:style-name="T3">work product that must be engineered (requirements defined and designs developed</text:span></text:p>
            <text:p><text:span text:style-name="T3">and implemented) to achieve the intended use of the product throughout its life.</text:span></text:p>
            <text:p><text:span text:style-name="T3">Product components are parts of the product delivered to the customer and may</text:span></text:p>
            <text:p><text:span text:style-name="T3">serve in the manufacture or use of the product. A car engine and a piston are</text:span></text:p>
            <text:p><text:span text:style-name="T3">examples of product components of a car (the product). The manufacturing process</text:span></text:p>
            <text:p><text:span text:style-name="T3">to machine the piston, if delivered to the customer, is a product component.</text:span></text:p>
            <text:p><text:span text:style-name="T3">However, if the manufacturing process is used to machine the piston delivered to the</text:span></text:p>
            <text:p><text:span text:style-name="T3">customer, the manufacturing process is a work product, not a product component.</text:span></text:p>
            <text:p><text:span text:style-name="T3">The repair process used to remove the engine from the car for repair and the process</text:span></text:p>
            <text:p><text:span text:style-name="T3">used to train the mechanic to repair the engine are typically examples of product</text:span></text:p>
            <text:p><text:span text:style-name="T3">components because they are delivered to the customer</text:span><text:span text:style-name="T1">.</text:span></text:p>
          </table:table-cell>
          <table:table-cell table:number-columns-repeated="1021"/>
        </table:table-row>
        <table:table-row table:style-name="ro2">
          <table:table-cell/>
          <table:table-cell table:style-name="ce7" office:value-type="string">
            <text:p>Productivity</text:p>
          </table:table-cell>
          <table:table-cell table:style-name="ce12" office:value-type="string">
            <text:p>This metric provides the measurement about general productivity in project</text:p>
          </table:table-cell>
          <table:table-cell table:number-columns-repeated="1021"/>
        </table:table-row>
        <table:table-row table:style-name="ro15">
          <table:table-cell/>
          <table:table-cell table:style-name="ce7" office:value-type="string">
            <text:p>Product Release</text:p>
          </table:table-cell>
          <table:table-cell table:style-name="ce11" office:value-type="string">
            <text:p><text:span text:style-name="T1">A </text:span><text:span text:style-name="T3">stable, executable version of product, together with any other peripheral elements</text:span></text:p>
            <text:p><text:span text:style-name="T3">necessary to use this release</text:span></text:p>
          </table:table-cell>
          <table:table-cell table:number-columns-repeated="1021"/>
        </table:table-row>
        <table:table-row table:style-name="ro8">
          <table:table-cell/>
          <table:table-cell table:style-name="ce7" office:value-type="string">
            <text:p>Product Size</text:p>
          </table:table-cell>
          <table:table-cell table:style-name="ce12" office:value-type="string">
            <text:p><text:span text:style-name="T3">Provides tracking the size of software products against estimated. This metric also is</text:span></text:p>
            <text:p><text:span text:style-name="T3">base of other metrics, for example productivity, or quality of product.</text:span></text:p>
          </table:table-cell>
          <table:table-cell table:number-columns-repeated="1021"/>
        </table:table-row>
        <table:table-row table:style-name="ro4">
          <table:table-cell/>
          <table:table-cell table:style-name="ce7" office:value-type="string">
            <text:p>Project</text:p>
          </table:table-cell>
          <table:table-cell table:style-name="ce12" office:value-type="string">
            <text:p><text:span text:style-name="T3">Unique process, consisting of a set of definition and controlled activities with start</text:span></text:p>
            <text:p><text:span text:style-name="T3">and finish date, undertaken to achieve an objective conforming to specific</text:span></text:p>
            <text:p><text:span text:style-name="T3">requirements, including the definition of time, cost and resources.</text:span></text:p>
          </table:table-cell>
          <table:table-cell table:number-columns-repeated="1021"/>
        </table:table-row>
        <table:table-row table:style-name="ro8">
          <table:table-cell/>
          <table:table-cell table:style-name="ce7" office:value-type="string">
            <text:p>Project Duration</text:p>
          </table:table-cell>
          <table:table-cell table:style-name="ce12" office:value-type="string">
            <text:p><text:span text:style-name="T3">The cycle time of the project is short if the project duration is shorter than 2 months,</text:span></text:p>
            <text:p><text:span text:style-name="T3">medium if it is between 2 and 6 months. Otherwise it is a long project.</text:span></text:p>
          </table:table-cell>
          <table:table-cell table:number-columns-repeated="1021"/>
        </table:table-row>
        <table:table-row table:style-name="ro11">
          <table:table-cell/>
          <table:table-cell table:style-name="ce7" office:value-type="string">
            <text:p><text:span text:style-name="T1">Project’s Defined Life</text:span></text:p>
            <text:p><text:span text:style-name="T1">Cycle (PLC)</text:span></text:p>
          </table:table-cell>
          <table:table-cell table:style-name="ce12" office:value-type="string">
            <text:p>The SLC for the project</text:p>
          </table:table-cell>
          <table:table-cell table:number-columns-repeated="1021"/>
        </table:table-row>
        <table:table-row table:style-name="ro4">
          <table:table-cell/>
          <table:table-cell table:style-name="ce7" office:value-type="string">
            <text:p>Project Plan</text:p>
          </table:table-cell>
          <table:table-cell table:style-name="ce12" office:value-type="string">
            <text:p><text:span text:style-name="T3">The purpose of the Project Plan is to gather all the information necessary to control</text:span></text:p>
            <text:p><text:span text:style-name="T3">the project. It describes the approach to the development of the software and is the</text:span></text:p>
            <text:p><text:span text:style-name="T3">top-level plan generated and used by the managers to direct the development effort.</text:span></text:p>
          </table:table-cell>
          <table:table-cell table:number-columns-repeated="1021"/>
        </table:table-row>
        <table:table-row table:style-name="ro5">
          <table:table-cell/>
          <table:table-cell table:style-name="ce7" office:value-type="string">
            <text:p>Project Stages</text:p>
          </table:table-cell>
          <table:table-cell table:style-name="ce12" office:value-type="string">
            <text:p><text:span text:style-name="T3">Stages of the project targeted at reaching definite results and specified in the project</text:span></text:p>
            <text:p><text:span text:style-name="T3">plan. Stages are divided according to different durations and named based on the</text:span></text:p>
            <text:p><text:span text:style-name="T3">name of the software process taking the leading role. Example: systematic analysis</text:span></text:p>
            <text:p><text:span text:style-name="T3">stage, requirement specification stage, design stage…</text:span></text:p>
          </table:table-cell>
          <table:table-cell table:number-columns-repeated="1021"/>
        </table:table-row>
        <table:table-row table:style-name="ro7">
          <table:table-cell/>
          <table:table-cell table:style-name="ce7" office:value-type="string">
            <text:p>Release Note</text:p>
          </table:table-cell>
          <table:table-cell table:style-name="ce12" office:value-type="string">
            <text:p><text:span text:style-name="T3">Each release should be accompanied with a release note which typically contains:</text:span></text:p>
            <text:p><text:span text:style-name="T3">version number of the release; date of release; number &amp; details of the sources</text:span></text:p>
            <text:p><text:span text:style-name="T3">released along with the type of sources (Java, HTML etc); number of open issues;</text:span></text:p>
            <text:p><text:span text:style-name="T3">issues closed if any of the previous version; other dependencies like specific version</text:span></text:p>
            <text:p><text:span text:style-name="T3">of operating System etc; impact on other systems, if any; specific installation</text:span></text:p>
            <text:p><text:span text:style-name="T3">Instructions.</text:span></text:p>
          </table:table-cell>
          <table:table-cell table:number-columns-repeated="1021"/>
        </table:table-row>
        <table:table-row table:style-name="ro2">
          <table:table-cell/>
          <table:table-cell table:style-name="ce7" office:value-type="string">
            <text:p>Requirement</text:p>
          </table:table-cell>
          <table:table-cell table:style-name="ce12" office:value-type="string">
            <text:p>Need or expectation that is stated, generally implied or obligatory</text:p>
          </table:table-cell>
          <table:table-cell table:number-columns-repeated="1021"/>
        </table:table-row>
        <table:table-row table:style-name="ro11">
          <table:table-cell/>
          <table:table-cell table:style-name="ce7" office:value-type="string">
            <text:p><text:span text:style-name="T1">Requirement</text:span></text:p>
            <text:p><text:span text:style-name="T1">Completeness</text:span></text:p>
          </table:table-cell>
          <table:table-cell table:style-name="ce12" office:value-type="string">
            <text:p><text:span text:style-name="T3">This metric measures the completeness of requirements and how far to reach the</text:span></text:p>
            <text:p><text:span text:style-name="T3">Destination.</text:span></text:p>
          </table:table-cell>
          <table:table-cell table:number-columns-repeated="1021"/>
        </table:table-row>
        <table:table-row table:style-name="ro4">
          <table:table-cell/>
          <table:table-cell table:style-name="ce7" office:value-type="string">
            <text:p><text:span text:style-name="T1">Requirement</text:span></text:p>
            <text:p><text:span text:style-name="T1">Management</text:span></text:p>
          </table:table-cell>
          <table:table-cell table:style-name="ce12" office:value-type="string">
            <text:p><text:span text:style-name="T3">The management of all requirements received by or generated by the project,</text:span></text:p>
            <text:p><text:span text:style-name="T3">including both technical and nontechnical requirements as well as those</text:span></text:p>
            <text:p><text:span text:style-name="T3">requirements levied on the project by the organization.</text:span></text:p>
          </table:table-cell>
          <table:table-cell table:number-columns-repeated="1021"/>
        </table:table-row>
        <table:table-row table:style-name="ro9">
          <table:table-cell/>
          <table:table-cell table:style-name="ce7" office:value-type="string">
            <text:p><text:span text:style-name="T1">Requirement</text:span></text:p>
            <text:p><text:span text:style-name="T1">Management Sheet</text:span></text:p>
            <text:p><text:span text:style-name="T1">(RMS)</text:span></text:p>
          </table:table-cell>
          <table:table-cell table:style-name="ce12" office:value-type="string">
            <text:p><text:span text:style-name="T3">An excel sheet, used to track the status, relationship and change of requirements</text:span></text:p>
            <text:p><text:span text:style-name="T3">during the whole project.</text:span></text:p>
          </table:table-cell>
          <table:table-cell table:number-columns-repeated="1021"/>
        </table:table-row>
        <table:table-row table:style-name="ro3">
          <table:table-cell/>
          <table:table-cell table:style-name="ce7" office:value-type="string">
            <text:p><text:span text:style-name="T1">Requirement</text:span></text:p>
            <text:p><text:span text:style-name="T1">Traceability</text:span></text:p>
          </table:table-cell>
          <table:table-cell table:style-name="ce12" office:value-type="string">
            <text:p><text:span text:style-name="T3">The evidence of an association between a requirement and its source requirement,</text:span></text:p>
            <text:p><text:span text:style-name="T3">its implementation, and its verification.</text:span></text:p>
            <text:p><text:span text:style-name="T3">We need to maintain relationship between requirements i.e. R1, R2, R3 are different</text:span></text:p>
            <text:p><text:span text:style-name="T3">requirements then relationship between R1 and R3 to be mentioned if any. This will</text:span></text:p>
            <text:p><text:span text:style-name="T3">help us to decide if there is any change in R1, we need to look into R3 also to change</text:span></text:p>
            <text:p><text:span text:style-name="T3">the same as R1 is related to R3. This will help during change management activities.</text:span></text:p>
            <text:p><text:span text:style-name="T3">Example: Requirement list in FI, RM sheet template. Relationship between</text:span></text:p>
            <text:p><text:span text:style-name="T3">requirements implemented by Parent and Traced From fields.</text:span></text:p>
          </table:table-cell>
          <table:table-cell table:number-columns-repeated="1021"/>
        </table:table-row>
        <table:table-row table:style-name="ro2">
          <table:table-cell/>
          <table:table-cell table:style-name="ce7" office:value-type="string">
            <text:p>Requirement Process</text:p>
          </table:table-cell>
          <table:table-cell table:style-name="ce12" office:value-type="string">
            <text:p>Define and analyze user requirements, software requirements and manage them.</text:p>
          </table:table-cell>
          <table:table-cell table:number-columns-repeated="1021"/>
        </table:table-row>
        <table:table-row table:style-name="ro9">
          <table:table-cell/>
          <table:table-cell table:style-name="ce7" office:value-type="string">
            <text:p>Requirement Provider</text:p>
          </table:table-cell>
          <table:table-cell table:style-name="ce7" office:value-type="string">
            <text:p><text:span text:style-name="T1">Requirements providers could be customer and for internal project Senior</text:span></text:p>
            <text:p><text:span text:style-name="T1">management/Marketing department. Criteria - for internal and external</text:span></text:p>
            <text:p><text:span text:style-name="T1">Projects.</text:span></text:p>
          </table:table-cell>
          <table:table-cell table:number-columns-repeated="1021"/>
        </table:table-row>
        <table:table-row table:style-name="ro8">
          <table:table-cell/>
          <table:table-cell table:style-name="ce7" office:value-type="string">
            <text:p>Review</text:p>
          </table:table-cell>
          <table:table-cell table:style-name="ce12" office:value-type="string">
            <text:p><text:span text:style-name="T3">Activity undertaken to determine the suitability, adequacy and effectiveness of the</text:span></text:p>
            <text:p><text:span text:style-name="T3">subject matter to achieve established objectives.</text:span></text:p>
          </table:table-cell>
          <table:table-cell table:number-columns-repeated="1021"/>
        </table:table-row>
        <table:table-row table:style-name="ro2">
          <table:table-cell/>
          <table:table-cell table:style-name="ce7" office:value-type="string">
            <text:p>Rework</text:p>
          </table:table-cell>
          <table:table-cell table:style-name="ce12" office:value-type="string">
            <text:p>Action on a non-conforming product to make it conform to the requirements.</text:p>
          </table:table-cell>
          <table:table-cell table:number-columns-repeated="1021"/>
        </table:table-row>
        <table:table-row table:style-name="ro8">
          <table:table-cell/>
          <table:table-cell table:style-name="ce7" office:value-type="string">
            <text:p>Schedule Deviation</text:p>
          </table:table-cell>
          <table:table-cell table:style-name="ce12" office:value-type="string">
            <text:p><text:span text:style-name="T3">This metric provides information on how well the project is performing with respect to</text:span></text:p>
            <text:p><text:span text:style-name="T3">its schedule commitments.</text:span></text:p>
          </table:table-cell>
          <table:table-cell table:number-columns-repeated="1021"/>
        </table:table-row>
        <table:table-row table:style-name="ro2">
          <table:table-cell/>
          <table:table-cell table:style-name="ce7" office:value-type="string">
            <text:p>Size Deviation</text:p>
          </table:table-cell>
          <table:table-cell table:style-name="ce12" office:value-type="string">
            <text:p>This metric provides information on how well the estimation is performed.</text:p>
          </table:table-cell>
          <table:table-cell table:number-columns-repeated="1021"/>
        </table:table-row>
        <table:table-row table:style-name="ro4">
          <table:table-cell/>
          <table:table-cell table:style-name="ce7" office:value-type="string">
            <text:p><text:span text:style-name="T1">Size of the Project</text:span></text:p>
            <text:p><text:span text:style-name="T1">Team</text:span></text:p>
          </table:table-cell>
          <table:table-cell table:style-name="ce12" office:value-type="string">
            <text:p><text:span text:style-name="T3">The number of staffs of a project.</text:span></text:p>
            <text:p><text:span text:style-name="T3">The size of the project team is small if the project has less than 5 members, medium</text:span></text:p>
            <text:p><text:span text:style-name="T3">if it has between 5 and 20. Otherwise, it is large.</text:span></text:p>
          </table:table-cell>
          <table:table-cell table:number-columns-repeated="1021"/>
        </table:table-row>
        <table:table-row table:style-name="ro5">
          <table:table-cell/>
          <table:table-cell table:style-name="ce7" office:value-type="string">
            <text:p><text:span text:style-name="T1">Skill Level of the</text:span></text:p>
            <text:p><text:span text:style-name="T1">Project Team</text:span></text:p>
          </table:table-cell>
          <table:table-cell table:style-name="ce12" office:value-type="string">
            <text:p><text:span text:style-name="T3">The indicator of experience of members of a project.</text:span></text:p>
            <text:p><text:span text:style-name="T3">The skill level of the team is high if a majority of the team members have more than</text:span></text:p>
            <text:p><text:span text:style-name="T3">two years of experience with technology being deployed in the project, otherwise, it is</text:span></text:p>
            <text:p><text:span text:style-name="T3">considered low.</text:span></text:p>
          </table:table-cell>
          <table:table-cell table:number-columns-repeated="1021"/>
        </table:table-row>
        <table:table-row table:style-name="ro4">
          <table:table-cell/>
          <table:table-cell table:style-name="ce7" office:value-type="string">
            <text:p><text:span text:style-name="T1">Software Estimation</text:span></text:p>
            <text:p><text:span text:style-name="T1">File</text:span></text:p>
          </table:table-cell>
          <table:table-cell table:style-name="ce12" office:value-type="string">
            <text:p><text:span text:style-name="T5">A </text:span><text:span text:style-name="T6">Software Estimation File template </text:span><text:span text:style-name="T5">(SEF) should be maintained that contains</text:span></text:p>
            <text:p><text:span text:style-name="T5">information such as, estimation methods used, date of estimate, size, cost, schedule,</text:span></text:p>
            <text:p><text:span text:style-name="T5">critical computer resources, and risks for each estimate that is developed.</text:span></text:p>
          </table:table-cell>
          <table:table-cell table:number-columns-repeated="1021"/>
        </table:table-row>
        <table:table-row table:style-name="ro5">
          <table:table-cell/>
          <table:table-cell table:style-name="ce7" office:value-type="string">
            <text:p>Software Package</text:p>
          </table:table-cell>
          <table:table-cell table:style-name="ce12" office:value-type="string">
            <text:p><text:span text:style-name="T3">Software package is a computer program, which is developed basing on the</text:span></text:p>
            <text:p><text:span text:style-name="T3">customer requirements and associated document in order to meet business or</text:span></text:p>
            <text:p><text:span text:style-name="T3">information management need or be integrated into other controlling technology</text:span></text:p>
            <text:p><text:span text:style-name="T3">Equipment.</text:span></text:p>
          </table:table-cell>
          <table:table-cell table:number-columns-repeated="1021"/>
        </table:table-row>
        <table:table-row table:style-name="ro16">
          <table:table-cell/>
          <table:table-cell table:style-name="ce7" office:value-type="string">
            <text:p><text:span text:style-name="T1">Software Requirement</text:span></text:p>
            <text:p><text:span text:style-name="T1">Specification (SRS)</text:span></text:p>
          </table:table-cell>
          <table:table-cell table:style-name="ce12" office:value-type="string">
            <text:p><text:span text:style-name="T3">The Software Requirements Specification (SRS) focuses on the collection and</text:span></text:p>
            <text:p><text:span text:style-name="T3">organization of all requirements surrounding your project. For example, it may be</text:span></text:p>
            <text:p><text:span text:style-name="T3">desired to have a separate SRS to describe the complete software requirements for</text:span></text:p>
            <text:p><text:span text:style-name="T3">each feature in a particular release of the product. This may include several use</text:span></text:p>
            <text:p><text:span text:style-name="T3">cases from the system use-case model, to describe the functional requirements of</text:span></text:p>
            <text:p><text:span text:style-name="T3">this feature, along with the relevant set of detailed requirements in Supplementary</text:span></text:p>
            <text:p><text:span text:style-name="T3">Specifications.</text:span></text:p>
          </table:table-cell>
          <table:table-cell table:number-columns-repeated="1021"/>
        </table:table-row>
        <table:table-row table:style-name="ro8">
          <table:table-cell/>
          <table:table-cell table:style-name="ce7" office:value-type="string">
            <text:p>Stage</text:p>
          </table:table-cell>
          <table:table-cell table:style-name="ce12" office:value-type="string">
            <text:p><text:span text:style-name="T3">Set of logically related processes, usually culminating in the completion of one or</text:span></text:p>
            <text:p><text:span text:style-name="T3">more products (PMI, CMM).</text:span></text:p>
          </table:table-cell>
          <table:table-cell table:number-columns-repeated="1021"/>
        </table:table-row>
        <table:table-row table:style-name="ro4">
          <table:table-cell/>
          <table:table-cell table:style-name="ce7" office:value-type="string">
            <text:p>Stakeholder</text:p>
          </table:table-cell>
          <table:table-cell table:style-name="ce12" office:value-type="string">
            <text:p><text:span text:style-name="T3">A “stakeholder” is a group or individual that is affected by or in some way</text:span></text:p>
            <text:p><text:span text:style-name="T3">accountable for the outcome of an undertaking. Stakeholders may include project</text:span></text:p>
            <text:p><text:span text:style-name="T3">members, suppliers, customers, end users, and others.</text:span></text:p>
          </table:table-cell>
          <table:table-cell table:number-columns-repeated="1021"/>
        </table:table-row>
        <table:table-row table:style-name="ro2">
          <table:table-cell/>
          <table:table-cell table:style-name="ce7" office:value-type="string">
            <text:p>Status</text:p>
          </table:table-cell>
          <table:table-cell table:style-name="ce12" office:value-type="string">
            <text:p>The current situation of work/activity/product.</text:p>
          </table:table-cell>
          <table:table-cell table:number-columns-repeated="1021"/>
        </table:table-row>
        <table:table-row table:style-name="ro8">
          <table:table-cell/>
          <table:table-cell table:style-name="ce7" office:value-type="string">
            <text:p>Termination Stage</text:p>
          </table:table-cell>
          <table:table-cell table:style-name="ce12" office:value-type="string">
            <text:p><text:span text:style-name="T3">The project closes at this stage when customer accepts the whole project and signs</text:span></text:p>
            <text:p><text:span text:style-name="T3">off the contract.</text:span></text:p>
          </table:table-cell>
          <table:table-cell table:number-columns-repeated="1021"/>
        </table:table-row>
        <table:table-row table:style-name="ro10">
          <table:table-cell/>
          <table:table-cell table:style-name="ce7" office:value-type="string">
            <text:p>Test Case</text:p>
          </table:table-cell>
          <table:table-cell table:style-name="ce12" office:value-type="string">
            <text:p><text:span text:style-name="T3">A set of test inputs, execution conditions, and expected results developed for</text:span></text:p>
            <text:p><text:span text:style-name="T3">particular objective, such as to exercise a particular program path or to verify</text:span></text:p>
            <text:p><text:span text:style-name="T3">compliance with a specific requirement.</text:span></text:p>
            <text:p><text:span text:style-name="T3">The purpose of the Test Case is to identify and communicate the conditions which</text:span></text:p>
            <text:p><text:span text:style-name="T3">will be implemented in test and are necessary to verify successful and acceptable</text:span></text:p>
            <text:p><text:span text:style-name="T3">implementation of the product requirements (use cases, performance characteristics,</text:span></text:p>
            <text:p><text:span text:style-name="T3">etc.). Test cases reflect one measure of test coverage, requirements-based test</text:span></text:p>
            <text:p><text:span text:style-name="T3">coverage, in that each test case traces back to at least one requirement for test</text:span></text:p>
            <text:p><text:span text:style-name="T3">which reflect the product requirements.</text:span></text:p>
          </table:table-cell>
          <table:table-cell table:number-columns-repeated="1021"/>
        </table:table-row>
        <table:table-row table:style-name="ro4">
          <table:table-cell/>
          <table:table-cell table:style-name="ce7" office:value-type="string">
            <text:p>Test Plan</text:p>
          </table:table-cell>
          <table:table-cell table:style-name="ce12" office:value-type="string">
            <text:p><text:span text:style-name="T3">Contains information about the purpose and goals of testing within the project.</text:span></text:p>
            <text:p><text:span text:style-name="T3">Additionally, the test plan identifies the strategies to be used to implement and</text:span></text:p>
            <text:p><text:span text:style-name="T3">execute testing and resources needed.</text:span></text:p>
          </table:table-cell>
          <table:table-cell table:number-columns-repeated="1021"/>
        </table:table-row>
        <table:table-row table:style-name="ro17">
          <table:table-cell/>
          <table:table-cell table:style-name="ce7" office:value-type="string">
            <text:p>Test Case</text:p>
          </table:table-cell>
          <table:table-cell table:style-name="ce11" office:value-type="string">
            <text:p><text:span text:style-name="T3">The purpose of the test plan is to communicate the intent of the testing activities.</text:span></text:p>
            <text:p><text:span text:style-name="T1">Test </text:span><text:span text:style-name="T3">An activity to validate and verify the program/system/product/document to confirm</text:span></text:p>
            <text:p><text:span text:style-name="T3">that the program/system/product/document has met the requirements stated in the</text:span></text:p>
            <text:p><text:span text:style-name="T3">requirement specification, design document and technical defects have been</text:span></text:p>
            <text:p><text:span text:style-name="T3">Detected.</text:span></text:p>
            <text:p><text:span text:style-name="T3"/></text:p>
          </table:table-cell>
          <table:table-cell table:number-columns-repeated="1021"/>
        </table:table-row>
        <table:table-row table:style-name="ro8">
          <table:table-cell/>
          <table:table-cell table:style-name="ce7" office:value-type="string">
            <text:p>Test Process</text:p>
          </table:table-cell>
          <table:table-cell table:style-name="ce12" office:value-type="string">
            <text:p><text:span text:style-name="T3">The process to plan and conduct test for software products including software</text:span></text:p>
            <text:p><text:span text:style-name="T3">components, software systems.</text:span></text:p>
          </table:table-cell>
          <table:table-cell table:number-columns-repeated="1021"/>
        </table:table-row>
        <table:table-row table:style-name="ro2">
          <table:table-cell/>
          <table:table-cell table:style-name="ce7" office:value-type="string">
            <text:p>Tester</text:p>
          </table:table-cell>
          <table:table-cell table:style-name="ce10" office:value-type="string">
            <text:p><text:span text:style-name="T3">The person taking main responsibility for the </text:span><text:span text:style-name="T4">Testing process</text:span></text:p>
          </table:table-cell>
          <table:table-cell table:number-columns-repeated="1021"/>
        </table:table-row>
        <table:table-row table:style-name="ro4">
          <table:table-cell/>
          <table:table-cell table:style-name="ce7" office:value-type="string">
            <text:p>Test Coverage</text:p>
          </table:table-cell>
          <table:table-cell table:style-name="ce12" office:value-type="string">
            <text:p><text:span text:style-name="T3">The measurement of testing completeness, and is based on the coverage of testing,</text:span></text:p>
            <text:p><text:span text:style-name="T3">expressed either by the coverage of test requirements and test cases, or the</text:span></text:p>
            <text:p><text:span text:style-name="T3">coverage of executed code.</text:span></text:p>
          </table:table-cell>
          <table:table-cell table:number-columns-repeated="1021"/>
        </table:table-row>
        <table:table-row table:style-name="ro5">
          <table:table-cell/>
          <table:table-cell table:style-name="ce7" office:value-type="string">
            <text:p><text:span text:style-name="T1">Top-down Approach to</text:span></text:p>
            <text:p><text:span text:style-name="T1">Estimation</text:span></text:p>
          </table:table-cell>
          <table:table-cell table:style-name="ce12" office:value-type="string">
            <text:p><text:span text:style-name="T3">In a top-down approach, the overall estimate for the project is first determined based</text:span></text:p>
            <text:p><text:span text:style-name="T3">on some models and then the estimates for different tasks are determined. Such a</text:span></text:p>
            <text:p><text:span text:style-name="T3">model typically requires, as input, the size estimate (in Lines Of Code-LOC or</text:span></text:p>
            <text:p><text:span text:style-name="T3">function points or use case points) of the overall system.</text:span></text:p>
          </table:table-cell>
          <table:table-cell table:number-columns-repeated="1021"/>
        </table:table-row>
        <table:table-row table:style-name="ro8">
          <table:table-cell/>
          <table:table-cell table:style-name="ce7" office:value-type="string">
            <text:p>Traceability</text:p>
          </table:table-cell>
          <table:table-cell table:style-name="ce12" office:value-type="string">
            <text:p><text:span text:style-name="T3">The ability to trace the history, application or location of that which is under</text:span></text:p>
            <text:p><text:span text:style-name="T3">Consideration.</text:span></text:p>
          </table:table-cell>
          <table:table-cell table:number-columns-repeated="1021"/>
        </table:table-row>
        <table:table-row table:style-name="ro18">
          <table:table-cell/>
          <table:table-cell table:style-name="ce7" office:value-type="string">
            <text:p>Traceability Matrix</text:p>
          </table:table-cell>
          <table:table-cell office:value-type="string">
            <text:p>This should be defined to verify whether all the requirements are defined and tested</text:p>
            <text:p>for the project. This may be maintained as a separate document, which will refer to</text:p>
            <text:p>the relevant sections of various documents/records generated in the project. The PL <text:span text:style-name="T3">should review and approve this matrix. The traceability matrix should be updated to</text:span></text:p>
            <text:p><text:span text:style-name="T3">reflect any change that may take place during the execution of the project.</text:span></text:p>
          </table:table-cell>
          <table:table-cell table:number-columns-repeated="1021"/>
        </table:table-row>
        <table:table-row table:style-name="ro4">
          <table:table-cell/>
          <table:table-cell table:style-name="ce7" office:value-type="string">
            <text:p>Transition Stage</text:p>
          </table:table-cell>
          <table:table-cell table:style-name="ce12" office:value-type="string">
            <text:p><text:span text:style-name="T3">The focus of the Transition stage is to ensure that software is available for its end</text:span></text:p>
            <text:p><text:span text:style-name="T3">users. Delivering software to customer, implementing software systems on customer</text:span></text:p>
            <text:p><text:span text:style-name="T3">site and conducting test activities for acceptance are main activities of this stage.</text:span></text:p>
          </table:table-cell>
          <table:table-cell table:number-columns-repeated="1021"/>
        </table:table-row>
        <table:table-row table:style-name="ro8">
          <table:table-cell/>
          <table:table-cell table:style-name="ce7" office:value-type="string">
            <text:p>Upgraded Version</text:p>
          </table:table-cell>
          <table:table-cell table:style-name="ce12" office:value-type="string">
            <text:p><text:span text:style-name="T3">The version used in warranty stage (which is based on defect reports and/or</text:span></text:p>
            <text:p><text:span text:style-name="T3">approved requirement change request).</text:span></text:p>
          </table:table-cell>
          <table:table-cell table:number-columns-repeated="1021"/>
        </table:table-row>
        <table:table-row table:style-name="ro11">
          <table:table-cell/>
          <table:table-cell table:style-name="ce7" office:value-type="string">
            <text:p><text:span text:style-name="T1">Upper Control Limit</text:span></text:p>
            <text:p><text:span text:style-name="T1">(UCL)</text:span></text:p>
          </table:table-cell>
          <table:table-cell table:style-name="ce12" office:value-type="string">
            <text:p>The highest standard of the control limits.</text:p>
          </table:table-cell>
          <table:table-cell table:number-columns-repeated="1021"/>
        </table:table-row>
        <table:table-row table:style-name="ro6">
          <table:table-cell/>
          <table:table-cell table:style-name="ce7" office:value-type="string">
            <text:p>Use Case</text:p>
          </table:table-cell>
          <table:table-cell table:style-name="ce12" office:value-type="string">
            <text:p><text:span text:style-name="T5">A use case defines a set of </text:span><text:span text:style-name="T6">use-case instances</text:span><text:span text:style-name="T5">, where each instance is a sequence</text:span></text:p>
            <text:p><text:span text:style-name="T5">of actions a system performs that yields an observable result of value to a particular</text:span></text:p>
            <text:p><text:span text:style-name="T5">actor. A use-case class contains all main, alternate flows of events related to</text:span></text:p>
            <text:p><text:span text:style-name="T5">producing the "observable result of value". Technically, a use-case is a class whose</text:span></text:p>
            <text:p><text:span text:style-name="T5">instances are </text:span><text:span text:style-name="T6">scenarios</text:span><text:span text:style-name="T5">.</text:span></text:p>
          </table:table-cell>
          <table:table-cell table:number-columns-repeated="1021"/>
        </table:table-row>
        <table:table-row table:style-name="ro8">
          <table:table-cell/>
          <table:table-cell table:style-name="ce7" office:value-type="string">
            <text:p>Use Case Point</text:p>
          </table:table-cell>
          <table:table-cell table:style-name="ce12" office:value-type="string">
            <text:p><text:span text:style-name="T3">The Use Case Points Approach, from Rational Software, is a modification of the</text:span></text:p>
            <text:p><text:span text:style-name="T3">Function Points method of estimation</text:span></text:p>
          </table:table-cell>
          <table:table-cell table:number-columns-repeated="1021"/>
        </table:table-row>
        <table:table-row table:style-name="ro7">
          <table:table-cell/>
          <table:table-cell table:style-name="ce7" office:value-type="string">
            <text:p><text:span text:style-name="T1">User Requirement</text:span></text:p>
            <text:p><text:span text:style-name="T1">Document (URD)</text:span></text:p>
          </table:table-cell>
          <table:table-cell table:style-name="ce12" office:value-type="string">
            <text:p><text:span text:style-name="T3">The user requirement document (USD) provides a high-level–sometimes</text:span></text:p>
            <text:p><text:span text:style-name="T3">contractual–basis for the more detailed technical requirements. There can also be a</text:span></text:p>
            <text:p><text:span text:style-name="T3">formal requirements specification. The URD captures very high-level requirements</text:span></text:p>
            <text:p><text:span text:style-name="T3">and design constraints, to give the reader an understanding of the system to be</text:span></text:p>
            <text:p><text:span text:style-name="T3">developed. It communicates the fundamental "why's and what's" related to the project</text:span></text:p>
            <text:p><text:span text:style-name="T3">and is a gauge against which all future decisions should be validated.</text:span></text:p>
          </table:table-cell>
          <table:table-cell table:number-columns-repeated="1021"/>
        </table:table-row>
        <table:table-row table:style-name="ro4">
          <table:table-cell/>
          <table:table-cell table:style-name="ce7" office:value-type="string">
            <text:p>Validation (VAL)</text:p>
          </table:table-cell>
          <table:table-cell table:style-name="ce12" office:value-type="string">
            <text:p><text:span text:style-name="T3">The purpose of VAL is to demonstrate that a product or product component fulfills its</text:span></text:p>
            <text:p><text:span text:style-name="T3">intended use when placed in its intended environment. In other words, validation</text:span></text:p>
            <text:p><text:span text:style-name="T3">ensures that “you built the right thing.”</text:span></text:p>
          </table:table-cell>
          <table:table-cell table:number-columns-repeated="1021"/>
        </table:table-row>
        <table:table-row table:style-name="ro8">
          <table:table-cell/>
          <table:table-cell table:style-name="ce7" office:value-type="string">
            <text:p>Verification (VER)</text:p>
          </table:table-cell>
          <table:table-cell table:style-name="ce12" office:value-type="string">
            <text:p><text:span text:style-name="T3">The purpose of VER is to ensure that selected work products meet their specified</text:span></text:p>
            <text:p><text:span text:style-name="T3">requirements. In other words, verification ensures that “you built it right.”</text:span></text:p>
          </table:table-cell>
          <table:table-cell table:number-columns-repeated="1021"/>
        </table:table-row>
        <table:table-row table:style-name="ro8">
          <table:table-cell/>
          <table:table-cell table:style-name="ce7" office:value-type="string">
            <text:p>Version</text:p>
          </table:table-cell>
          <table:table-cell table:style-name="ce12" office:value-type="string">
            <text:p><text:span text:style-name="T3">A variant of some work product; later versions of a work product typically expand on</text:span></text:p>
            <text:p><text:span text:style-name="T3">earlier versions.</text:span></text:p>
          </table:table-cell>
          <table:table-cell table:number-columns-repeated="1021"/>
        </table:table-row>
        <table:table-row table:style-name="ro12">
          <table:table-cell/>
          <table:table-cell table:style-name="ce7" office:value-type="string">
            <text:p>Worker</text:p>
          </table:table-cell>
          <table:table-cell table:style-name="ce10" office:value-type="string">
            <text:p><text:span text:style-name="T3">A </text:span><text:span text:style-name="T2">worker </text:span><text:span text:style-name="T3">defines the behavior and responsibilities of an individual, or a set of</text:span></text:p>
            <text:p><text:span text:style-name="T3">individuals working together as a team, within the context of a software engineering</text:span></text:p>
            <text:p><text:span text:style-name="T3">organization. The worker represents a role played by individuals on a project, and</text:span></text:p>
            <text:p><text:span text:style-name="T3">defines how they carry out work.</text:span></text:p>
            <text:p><text:span text:style-name="T3">Note that </text:span><text:span text:style-name="T2">workers are not individuals</text:span><text:span text:style-name="T3">; instead, they describe how individuals</text:span></text:p>
            <text:p><text:span text:style-name="T3">should behave in the business and the responsibilities of an individual. Individual</text:span></text:p>
            <text:p><text:span text:style-name="T3">members will wear different hats, or play different parts or roles. The mapping from</text:span></text:p>
            <text:p><text:span text:style-name="T3">individual to worker, performed by the project manager when planning and staffing</text:span></text:p>
            <text:p><text:span text:style-name="T3">the project, allows different individuals to act as several different workers, and for a</text:span></text:p>
            <text:p><text:span text:style-name="T3">worker to be played by several individuals.</text:span></text:p>
          </table:table-cell>
          <table:table-cell table:number-columns-repeated="1021"/>
        </table:table-row>
        <table:table-row table:style-name="ro2">
          <table:table-cell/>
          <table:table-cell table:style-name="ce7" office:value-type="string">
            <text:p>Work Product</text:p>
          </table:table-cell>
          <table:table-cell table:style-name="ce12" office:value-type="string">
            <text:p>Product</text:p>
          </table:table-cell>
          <table:table-cell table:number-columns-repeated="1021"/>
        </table:table-row>
        <table:table-row table:style-name="ro8">
          <table:table-cell/>
          <table:table-cell table:style-name="ce9" office:value-type="string">
            <text:p>PR</text:p>
          </table:table-cell>
          <table:table-cell table:style-name="ce14" office:value-type="string">
            <text:p>The person taking main responsibility for bring Open-Ones Group's products, news out to community</text:p>
          </table:table-cell>
          <table:table-cell table:number-columns-repeated="1021"/>
        </table:table-row>
        <table:table-row table:style-name="ro8" table:number-rows-repeated="1048457">
          <table:table-cell table:number-columns-repeated="1024"/>
        </table:table-row>
        <table:table-row table:style-name="ro8">
          <table:table-cell table:number-columns-repeated="1024"/>
        </table:table-row>
      </table:table>
      <table:table table:name="Trang2" table:style-name="ta1" table:print="false">
        <table:table-column table:style-name="co4" table:default-cell-style-name="Default"/>
        <table:table-row table:style-name="ro1">
          <table:table-cell/>
        </table:table-row>
      </table:table>
      <table:table table:name="Trang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Arial-ItalicMT" svg:font-family="Arial-ItalicMT" style:font-family-generic="script"/>
    <style:font-face style:name="ArialMT" svg:font-family="ArialMT" style:font-family-generic="swiss"/>
    <style:font-face style:name="Microsoft Sans Serif" svg:font-family="'Microsoft Sans Serif'"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Trang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7">04/07/2011</text:date>, <text:time>22:56:49</text:time></text:p>
        </style:region-right>
      </style:header>
      <style:header-left style:display="false"/>
      <style:footer>
        <text:p>Trang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ạch Lê</meta:initial-creator>
    <meta:creation-date>2011-04-07T21:36:11.82</meta:creation-date>
    <dc:date>2011-04-07T22:56:49.27</dc:date>
    <dc:creator>Thạch Lê</dc:creator>
    <meta:editing-duration>PT53M17S</meta:editing-duration>
    <meta:editing-cycles>4</meta:editing-cycles>
    <meta:generator>OpenOffice.org/3.3$Win32 OpenOffice.org_project/330m20$Build-9567</meta:generator>
    <meta:document-statistic meta:table-count="3" meta:cell-count="229" meta:object-count="0"/>
  </office:meta>
</office:document-meta>
</file>